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2.184cm" svg:height="1.47cm" svg:x="7.35cm" svg:y="2.956cm">
          <text:p text:style-name="P1">2480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2.184cm" svg:height="1.47cm" svg:x="5.45cm" svg:y="5.156cm">
          <text:p text:style-name="P1">2480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2.184cm" svg:height="1.47cm" svg:x="9.45cm" svg:y="5.156cm">
          <text:p text:style-name="P1">2480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2.184cm" svg:height="1.47cm" svg:x="5.45cm" svg:y="7.656cm">
          <text:p text:style-name="P1">2480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7.602cm" svg:y1="4.158cm" svg:x2="6.552cm" svg:y2="5.124cm">
          <text:p text:style-name="P3"/>
        </draw:line>
        <draw:line draw:style-name="gr2" draw:text-style-name="P2" draw:layer="layout" svg:x1="9.198cm" svg:y1="4.2cm" svg:x2="9.954cm" svg:y2="4.956cm">
          <text:p text:style-name="P3"/>
        </draw:line>
        <draw:line draw:style-name="gr2" draw:text-style-name="P2" draw:layer="layout" svg:x1="6.51cm" svg:y1="6.636cm" svg:x2="6.51cm" svg:y2="7.727cm">
          <text:p text:style-name="P3"/>
        </draw:line>
        <draw:frame draw:style-name="gr3" draw:layer="layout" svg:width="2.513cm" svg:height="0.962cm" svg:x="4.38cm" svg:y="3.874cm">
          <draw:text-box>
            <text:p text:style-name="P3">1r Fork</text:p>
          </draw:text-box>
        </draw:frame>
        <draw:frame draw:style-name="gr4" draw:text-style-name="P3" draw:layer="layout" svg:width="2.653cm" svg:height="0.962cm" svg:x="3.181cm" svg:y="6.474cm">
          <draw:text-box>
            <text:p text:style-name="P3">2n Fork</text:p>
          </draw:text-box>
        </draw:frame>
        <draw:frame draw:style-name="gr3" draw:layer="layout" svg:width="2.653cm" svg:height="0.962cm" svg:x="10.112cm" svg:y="3.66cm">
          <draw:text-box>
            <text:p text:style-name="P3">2n F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 Badenas</meta:initial-creator>
    <meta:creation-date>2008-12-02T10:22:25</meta:creation-date>
    <dc:creator>Sergi Badenas</dc:creator>
    <dc:date>2008-12-02T13:05:52</dc:date>
    <meta:editing-cycles>1</meta:editing-cycles>
    <meta:editing-duration>PT2H28M17S</meta:editing-duration>
    <meta:user-defined meta:name="Informació 1"/>
    <meta:user-defined meta:name="Informació 2"/>
    <meta:user-defined meta:name="Informació 3"/>
    <meta:user-defined meta:name="Informació 4"/>
    <meta:document-statistic meta:object-count="10"/>
  </office:meta>
</office:document-meta>
</file>